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style style:name="P2" style:family="paragraph" style:parent-style-name="Hanging_20_indent">
      <style:text-properties fo:font-size="10pt" officeooo:rsid="000e8f7d" officeooo:paragraph-rsid="000e8f7d" style:font-size-asian="8.75pt" style:font-size-complex="10pt"/>
    </style:style>
    <style:style style:name="P3" style:family="paragraph" style:parent-style-name="Hanging_20_indent">
      <style:text-properties fo:font-size="10pt" officeooo:rsid="001058b8" officeooo:paragraph-rsid="001058b8" style:font-size-asian="8.75pt" style:font-size-complex="10pt"/>
    </style:style>
    <style:style style:name="P4" style:family="paragraph" style:parent-style-name="Hanging_20_indent">
      <style:text-properties fo:font-size="10pt" officeooo:rsid="000e8f7d" officeooo:paragraph-rsid="000e8f7d" style:font-size-asian="10pt" style:font-size-complex="10pt"/>
    </style:style>
    <style:style style:name="P5" style:family="paragraph" style:parent-style-name="Hanging_20_indent">
      <style:paragraph-properties fo:margin-left="0cm" fo:margin-right="0cm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6" style:family="paragraph" style:parent-style-name="Hanging_20_indent">
      <style:paragraph-properties fo:margin-left="1.251cm" fo:margin-right="0cm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8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9pt" style:font-weight-asian="bold" style:font-size-complex="9pt" style:font-weight-complex="bold"/>
    </style:style>
    <style:style style:name="P9" style:family="paragraph" style:parent-style-name="Hanging_20_indent">
      <style:paragraph-properties fo:margin-left="0cm" fo:margin-right="0cm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0e8f7d" officeooo:paragraph-rsid="000e8f7d" style:font-size-asian="7.84999990463257pt" style:font-weight-asian="bold" style:font-size-complex="9pt" style:font-weight-complex="bold"/>
    </style:style>
    <style:style style:name="P10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11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12" style:family="paragraph" style:parent-style-name="Hanging_20_indent">
      <style:paragraph-properties fo:margin-left="0cm" fo:margin-right="0cm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13" style:family="paragraph" style:parent-style-name="Hanging_20_indent">
      <style:paragraph-properties fo:margin-left="1.251cm" fo:margin-right="0cm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1pt" fo:font-weight="bold" officeooo:rsid="000e8f7d" officeooo:paragraph-rsid="000e8f7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e8f7d" officeooo:paragraph-rsid="000e8f7d" style:font-size-asian="10.5pt" style:font-weight-asian="bold" style:font-size-complex="12pt" style:font-weight-complex="bold"/>
    </style:style>
    <style:style style:name="P16" style:family="paragraph" style:parent-style-name="Hanging_20_indent">
      <style:text-properties officeooo:rsid="001058b8" officeooo:paragraph-rsid="001058b8"/>
    </style:style>
    <style:style style:name="P17" style:family="paragraph" style:parent-style-name="Hanging_20_indent">
      <style:paragraph-properties fo:text-align="center" style:justify-single-word="false"/>
      <style:text-properties officeooo:rsid="001058b8" officeooo:paragraph-rsid="001058b8"/>
    </style:style>
    <style:style style:name="P18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officeooo:rsid="001058b8" officeooo:paragraph-rsid="00107a02"/>
    </style:style>
    <style:style style:name="P19" style:family="paragraph" style:parent-style-name="Hanging_20_indent">
      <style:text-properties officeooo:rsid="001058b8" officeooo:paragraph-rsid="00107a02"/>
    </style:style>
    <style:style style:name="P20" style:family="paragraph" style:parent-style-name="Hanging_20_indent">
      <style:text-properties officeooo:rsid="001058b8" officeooo:paragraph-rsid="00162218"/>
    </style:style>
    <style:style style:name="P21" style:family="paragraph" style:parent-style-name="Hanging_20_indent">
      <style:paragraph-properties fo:margin-left="1.251cm" fo:margin-right="0cm" fo:text-indent="0cm" style:auto-text-indent="false">
        <style:tab-stops>
          <style:tab-stop style:position="8.652cm"/>
        </style:tab-stops>
      </style:paragraph-properties>
      <style:text-properties officeooo:paragraph-rsid="001058b8"/>
    </style:style>
    <style:style style:name="P22" style:family="paragraph" style:parent-style-name="Standard">
      <style:paragraph-properties fo:line-height="115%" fo:text-align="center" style:justify-single-word="false">
        <style:tab-stops>
          <style:tab-stop style:position="14.24cm"/>
        </style:tab-stops>
      </style:paragraph-properties>
      <style:text-properties fo:font-size="9pt" style:text-underline-style="none" officeooo:rsid="00107a02" officeooo:paragraph-rsid="00107a02" style:font-size-asian="9pt" style:font-size-complex="9pt"/>
    </style:style>
    <style:style style:name="P23" style:family="paragraph" style:parent-style-name="Hanging_20_indent">
      <style:paragraph-properties fo:margin-left="0.501cm" fo:margin-right="0cm" fo:text-align="center" style:justify-single-word="false" fo:text-indent="0cm" style:auto-text-indent="false"/>
      <style:text-properties style:font-name="Liberation Mono" fo:font-size="10pt" style:text-underline-style="wave" style:text-underline-width="auto" style:text-underline-color="font-color" fo:font-weight="bold" officeooo:rsid="001058b8" officeooo:paragraph-rsid="00162218" style:font-size-asian="10pt" style:font-weight-asian="bold" style:font-size-complex="10pt" style:font-weight-complex="bold"/>
    </style:style>
    <style:style style:name="P24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25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T1" style:family="text">
      <style:text-properties fo:font-variant="normal" fo:text-transform="none" fo:color="#000000" loext:opacity="100%" style:font-name="Liberation Mono" fo:font-size="9pt" fo:letter-spacing="normal" fo:font-style="normal" fo:font-weight="bold" style:font-size-asian="7.84999990463257pt" style:font-weight-asian="bold" style:font-size-complex="9pt" style:font-weight-complex="bold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font-name="Liberation Mono" fo:font-weight="bold" officeooo:rsid="000e8f7d" style:font-weight-asian="bold" style:font-weight-complex="bold"/>
    </style:style>
    <style:style style:name="T4" style:family="text">
      <style:text-properties style:font-name="Liberation Mono" fo:font-size="9pt" fo:font-weight="bold" style:font-size-asian="7.84999990463257pt" style:font-weight-asian="bold" style:font-size-complex="9pt" style:font-weight-complex="bold"/>
    </style:style>
    <style:style style:name="T5" style:family="text">
      <style:text-properties style:font-name="Liberation Mono" fo:font-size="9pt" fo:font-weight="bold" officeooo:rsid="001058b8" style:font-size-asian="7.84999990463257pt" style:font-weight-asian="bold" style:font-size-complex="9pt" style:font-weight-complex="bold"/>
    </style:style>
    <style:style style:name="T6" style:family="text">
      <style:text-properties style:font-name="Liberation Mono" fo:font-size="9pt" fo:font-weight="bold" officeooo:rsid="00107a02" style:font-size-asian="7.84999990463257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RONT END - PART 1</text:p>
      <text:p text:style-name="P14">GETTING STARTED WITH BASICS!</text:p>
      <text:p text:style-name="P14"/>
      <text:p text:style-name="P22"><text:span text:style-name="T3">(Web Browser</text:span><text:span text:style-name="T2">)</text:span></text:p>
      <text:p text:style-name="P7">1. What is a web browser?</text:p>
      <text:p text:style-name="P4">a) It is a client-side application.<text:tab/><text:tab/><text:tab/>b) It is a server-side application.<text:tab/></text:p>
      <text:p text:style-name="P4">c) Both<text:tab/><text:tab/><text:tab/><text:tab/><text:tab/><text:tab/>d) None of the above</text:p>
      <text:p text:style-name="P8"/>
      <text:p text:style-name="P8">(Static vs Dynamic Website)</text:p>
      <text:p text:style-name="P5">2. If the content of the website can be changed in real-time based on the user request then this could be an example of -</text:p>
      <text:p text:style-name="P2">a) Static Website<text:tab/><text:tab/><text:tab/><text:tab/><text:tab/>b) Dynamic Website</text:p>
      <text:p text:style-name="P2">c) Both<text:tab/><text:tab/><text:tab/><text:tab/><text:tab/><text:tab/>d) None of these</text:p>
      <text:p text:style-name="P8"/>
      <text:p text:style-name="P8">(Static Content)</text:p>
      <text:p text:style-name="P5">3. Which website will return the same hard-coded content from the server whenever a particular resource is requested?</text:p>
      <text:p text:style-name="P6">Note: Hard-coded contents are static content that can not be changed without replacing the website’s pages with updated or new files.</text:p>
      <text:p text:style-name="P2">a) Dynamic Website<text:tab/><text:tab/><text:tab/><text:tab/><text:tab/>b) Both</text:p>
      <text:p text:style-name="P2">c) Static Website<text:tab/><text:tab/><text:tab/><text:tab/><text:tab/>d) None of the above</text:p>
      <text:p text:style-name="P10"/>
      <text:p text:style-name="P10">(Frontend vs Backend)</text:p>
      <text:p text:style-name="P9">4. From which part of the website, Users interact directly?</text:p>
      <text:p text:style-name="P3">a) Backend<text:tab/><text:tab/><text:tab/><text:tab/><text:tab/><text:tab/>b) Frontend</text:p>
      <text:p text:style-name="P3">c) Both<text:tab/><text:tab/><text:tab/><text:tab/><text:tab/><text:tab/>d) All of the above</text:p>
      <text:p text:style-name="P11"/>
      <text:p text:style-name="P11">(Server Side Development)</text:p>
      <text:p text:style-name="P12">5. Server Side development is also known as :</text:p>
      <text:p text:style-name="P3">a) Frontend Development<text:tab/><text:tab/><text:tab/><text:tab/>b) Backend Development</text:p>
      <text:p text:style-name="P3">c) Both<text:tab/><text:tab/><text:tab/><text:tab/><text:tab/><text:tab/>d) None of the above</text:p>
      <text:p text:style-name="P11"/>
      <text:p text:style-name="P11">(Domain Name System)</text:p>
      <text:p text:style-name="P12">6. DNS(Domain Name System) maps the IP address to:</text:p>
      <text:p text:style-name="P3">a) A hexadecimal address<text:tab/><text:tab/><text:tab/><text:tab/>b) A binary address</text:p>
      <text:p text:style-name="P3">c) Domain names<text:tab/><text:tab/><text:tab/><text:tab/><text:tab/>d) An Alphanumeric address</text:p>
      <text:p text:style-name="P11"/>
      <text:p text:style-name="P11"/>
      <text:p text:style-name="P11"/>
      <text:p text:style-name="P11"><text:soft-page-break/>(ISP)</text:p>
      <text:p text:style-name="P12">7. ISP stands for :</text:p>
      <text:p text:style-name="P16">a) Intranet Service Provider<text:tab/><text:tab/><text:tab/><text:tab/>b) Internal Service Provider</text:p>
      <text:p text:style-name="P20">c) Internet Service Provider<text:tab/><text:tab/><text:tab/><text:tab/>d) Instant Service Provider</text:p>
      <text:p text:style-name="P23"/>
      <text:p text:style-name="P23">ASSIGNMENT</text:p>
      <text:p text:style-name="P11">(Server)</text:p>
      <text:p text:style-name="P12">8. Which of the following statements is/are true?</text:p>
      <text:p text:style-name="P21"><text:span text:style-name="T5">1. </text:span><text:span text:style-name="T1">The server needs an application called a browser to process the request received from the client.</text:span></text:p>
      <text:p text:style-name="P21"><text:span text:style-name="T5">2. </text:span><text:span text:style-name="T1">The objective of the web server is to store, process and deliver web pages to the users.</text:span></text:p>
      <text:p text:style-name="P13">3. In the world wide web, Client-server communication is done using HTTP/HTTPS.</text:p>
      <text:p text:style-name="P16">a) Only Statement 1 and Statement 3.<text:tab/><text:tab/><text:tab/>b) Only Statement 1 and Statement 2.</text:p>
      <text:p text:style-name="P19">c) Only Statement 2 and Statement 3.<text:tab/><text:tab/><text:tab/>d) All of the above.</text:p>
      <text:p text:style-name="P25"/>
      <text:p text:style-name="P18"><text:span text:style-name="T6">(</text:span><text:span text:style-name="T4">Static vs Dynamic Website</text:span><text:span text:style-name="T6">)</text:span></text:p>
      <text:p text:style-name="P12">9. A website has links to other websites and contains a lot of media and text content -</text:p>
      <text:p text:style-name="P13">1. It's the simplest form of the dynamic website as a user can click on the link, and the webpage will be changed based on user input.</text:p>
      <text:p text:style-name="P13">2. It's a static website as clicking on the link will navigate us to other websites, but the content of each web page will remain the same for all users.</text:p>
      <text:p text:style-name="P13">3. It's a dynamic website as it contains media content.</text:p>
      <text:p text:style-name="P16">a) Only statement 1 is true.<text:tab/><text:tab/><text:tab/><text:tab/>b) Only Statement 2 is true.</text:p>
      <text:p text:style-name="P16">c) Only statement 3 is true.<text:tab/><text:tab/><text:tab/><text:tab/>d) Statement 1 and 3 are true.</text:p>
      <text:p text:style-name="P16"/>
      <text:p text:style-name="P17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9:46:33.441288696</meta:creation-date>
    <dc:date>2023-01-04T19:56:39.962469540</dc:date>
    <meta:editing-duration>PT24M3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428" meta:character-count="2403" meta:non-whitespace-character-count="1957"/>
  </office:meta>
</office:document-meta>
</file>